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2.963in" svg:height="16.4941in" svg:x="7.9898in" svg:y="12.3059in">
            <draw:object draw:notify-on-update-of-ranges="Test.B1:Test.B1 Test.B2:Test.B101 Test.C1:Test.C1 Test.C2:Test.C101 Test.D1:Test.D1 Test.D2:Test.D101 Test.E1:Test.E1 Test.E2:Test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</text:p>
          </table:table-cell>
          <table:table-cell office:value-type="string" calcext:value-type="string">
            <text:p><text:s/>joint compression ratio</text:p>
          </table:table-cell>
          <table:table-cell office:value-type="string" calcext:value-type="string">
            <text:p><text:s/>joint compression ratio zipped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1110000" calcext:value-type="float">
            <text:p>11110000</text:p>
          </table:table-cell>
          <table:table-cell office:value-type="float" office:value="100010111" calcext:value-type="float">
            <text:p>100010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909090909090909" calcext:value-type="float">
            <text:p>0.909090909090909</text:p>
          </table:table-cell>
          <table:table-cell table:number-columns-repeated="2" office:value-type="float" office:value="0.727272727272727" calcext:value-type="float">
            <text:p>0.727272727272727</text:p>
          </table:table-cell>
          <table:table-cell office:value-type="float" office:value="111100000" calcext:value-type="float">
            <text:p>111100000</text:p>
          </table:table-cell>
          <table:table-cell office:value-type="float" office:value="1000101111" calcext:value-type="float">
            <text:p>100010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111000000" calcext:value-type="float">
            <text:p>1111000000</text:p>
          </table:table-cell>
          <table:table-cell office:value-type="float" office:value="10001011111" calcext:value-type="float">
            <text:p>10001011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923076923076923" calcext:value-type="float">
            <text:p>0.923076923076923</text:p>
          </table:table-cell>
          <table:table-cell table:number-columns-repeated="2" office:value-type="float" office:value="0.692307692307692" calcext:value-type="float">
            <text:p>0.692307692307692</text:p>
          </table:table-cell>
          <table:table-cell office:value-type="float" office:value="11110000000" calcext:value-type="float">
            <text:p>11110000000</text:p>
          </table:table-cell>
          <table:table-cell office:value-type="float" office:value="100010111110" calcext:value-type="float">
            <text:p>1000101111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857142857142857" calcext:value-type="float">
            <text:p>0.857142857142857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111100000001" calcext:value-type="float">
            <text:p>111100000001</text:p>
          </table:table-cell>
          <table:table-cell office:value-type="float" office:value="1000101111100" calcext:value-type="float">
            <text:p>1000101111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1111000000010" calcext:value-type="float">
            <text:p>1111000000010</text:p>
          </table:table-cell>
          <table:table-cell office:value-type="float" office:value="10001011111000" calcext:value-type="float">
            <text:p>1000101111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1110000000100" calcext:value-type="float">
            <text:p>11110000000100</text:p>
          </table:table-cell>
          <table:table-cell office:value-type="float" office:value="100010111110001" calcext:value-type="float">
            <text:p>10001011111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2" office:value-type="float" office:value="0.647058823529412" calcext:value-type="float">
            <text:p>0.647058823529412</text:p>
          </table:table-cell>
          <table:table-cell office:value-type="float" office:value="111100000001000" calcext:value-type="float">
            <text:p>111100000001000</text:p>
          </table:table-cell>
          <table:table-cell office:value-type="float" office:value="1000101111100010" calcext:value-type="float">
            <text:p>10001011111000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777777777777778" calcext:value-type="float">
            <text:p>0.77777777777777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1111000000010001" calcext:value-type="float">
            <text:p>1111000000010001</text:p>
          </table:table-cell>
          <table:table-cell office:value-type="float" office:value="1.00010111110001E+016" calcext:value-type="float">
            <text:p>1.00010111110001E+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1.11100000001E+016" calcext:value-type="float">
            <text:p>1.11100000001E+016</text:p>
          </table:table-cell>
          <table:table-cell office:value-type="float" office:value="1.00010111110001E+017" calcext:value-type="float">
            <text:p>1.00010111110001E+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office:value-type="float" office:value="1.11100000001E+017" calcext:value-type="float">
            <text:p>1.11100000001E+017</text:p>
          </table:table-cell>
          <table:table-cell office:value-type="float" office:value="1.00010111110001E+018" calcext:value-type="float">
            <text:p>1.00010111110001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61904761904762" calcext:value-type="float">
            <text:p>0.761904761904762</text:p>
          </table:table-cell>
          <table:table-cell table:number-columns-repeated="2" office:value-type="float" office:value="0.642857142857143" calcext:value-type="float">
            <text:p>0.642857142857143</text:p>
          </table:table-cell>
          <table:table-cell office:value-type="float" office:value="1.11100000001E+018" calcext:value-type="float">
            <text:p>1.11100000001E+018</text:p>
          </table:table-cell>
          <table:table-cell office:value-type="float" office:value="1.00010111110001E+019" calcext:value-type="float">
            <text:p>1.00010111110001E+0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727272727272727" calcext:value-type="float">
            <text:p>0.727272727272727</text:p>
          </table:table-cell>
          <table:table-cell table:number-columns-repeated="2" office:value-type="float" office:value="0.613636363636364" calcext:value-type="float">
            <text:p>0.613636363636364</text:p>
          </table:table-cell>
          <table:table-cell office:value-type="float" office:value="1.11100000001E+019" calcext:value-type="float">
            <text:p>1.11100000001E+019</text:p>
          </table:table-cell>
          <table:table-cell office:value-type="float" office:value="1.00010111110001E+020" calcext:value-type="float">
            <text:p>1.00010111110001E+0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630434782608696" calcext:value-type="float">
            <text:p>0.630434782608696</text:p>
          </table:table-cell>
          <table:table-cell office:value-type="float" office:value="1.11100000001E+020" calcext:value-type="float">
            <text:p>1.11100000001E+020</text:p>
          </table:table-cell>
          <table:table-cell office:value-type="float" office:value="1.00010111110001E+021" calcext:value-type="float">
            <text:p>1.00010111110001E+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1.11100000001E+021" calcext:value-type="float">
            <text:p>1.11100000001E+021</text:p>
          </table:table-cell>
          <table:table-cell office:value-type="float" office:value="1.00010111110001E+022" calcext:value-type="float">
            <text:p>1.00010111110001E+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.11100000001E+022" calcext:value-type="float">
            <text:p>1.11100000001E+022</text:p>
          </table:table-cell>
          <table:table-cell office:value-type="float" office:value="1.00010111110001E+023" calcext:value-type="float">
            <text:p>1.00010111110001E+0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692307692307692" calcext:value-type="float">
            <text:p>0.692307692307692</text:p>
          </table:table-cell>
          <table:table-cell office:value-type="float" office:value="0.557692307692308" calcext:value-type="float">
            <text:p>0.557692307692308</text:p>
          </table:table-cell>
          <table:table-cell office:value-type="float" office:value="0.596153846153846" calcext:value-type="float">
            <text:p>0.596153846153846</text:p>
          </table:table-cell>
          <table:table-cell office:value-type="float" office:value="1.11100000001E+023" calcext:value-type="float">
            <text:p>1.11100000001E+023</text:p>
          </table:table-cell>
          <table:table-cell office:value-type="float" office:value="1.00010111110001E+024" calcext:value-type="float">
            <text:p>1.00010111110001E+0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1.11100000001E+024" calcext:value-type="float">
            <text:p>1.11100000001E+024</text:p>
          </table:table-cell>
          <table:table-cell office:value-type="float" office:value="1.00010111110001E+025" calcext:value-type="float">
            <text:p>1.00010111110001E+0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1.11100000001E+025" calcext:value-type="float">
            <text:p>1.11100000001E+025</text:p>
          </table:table-cell>
          <table:table-cell office:value-type="float" office:value="1.00010111110001E+026" calcext:value-type="float">
            <text:p>1.00010111110001E+0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689655172413793" calcext:value-type="float">
            <text:p>0.689655172413793</text:p>
          </table:table-cell>
          <table:table-cell table:number-columns-repeated="2" office:value-type="float" office:value="0.620689655172414" calcext:value-type="float">
            <text:p>0.620689655172414</text:p>
          </table:table-cell>
          <table:table-cell office:value-type="float" office:value="1.11100000001E+026" calcext:value-type="float">
            <text:p>1.11100000001E+026</text:p>
          </table:table-cell>
          <table:table-cell office:value-type="float" office:value="1.00010111110001E+027" calcext:value-type="float">
            <text:p>1.00010111110001E+0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65" calcext:value-type="float">
            <text:p>0.65</text:p>
          </table:table-cell>
          <table:table-cell office:value-type="float" office:value="1.11100000001E+027" calcext:value-type="float">
            <text:p>1.11100000001E+027</text:p>
          </table:table-cell>
          <table:table-cell office:value-type="float" office:value="1.00010111110001E+028" calcext:value-type="float">
            <text:p>1.00010111110001E+0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45161290322581" calcext:value-type="float">
            <text:p>0.645161290322581</text:p>
          </table:table-cell>
          <table:table-cell office:value-type="float" office:value="0.709677419354839" calcext:value-type="float">
            <text:p>0.709677419354839</text:p>
          </table:table-cell>
          <table:table-cell office:value-type="float" office:value="0.596774193548387" calcext:value-type="float">
            <text:p>0.596774193548387</text:p>
          </table:table-cell>
          <table:table-cell office:value-type="float" office:value="0.629032258064516" calcext:value-type="float">
            <text:p>0.629032258064516</text:p>
          </table:table-cell>
          <table:table-cell office:value-type="float" office:value="1.11100000001E+028" calcext:value-type="float">
            <text:p>1.11100000001E+028</text:p>
          </table:table-cell>
          <table:table-cell office:value-type="float" office:value="1.00010111110001E+029" calcext:value-type="float">
            <text:p>1.00010111110001E+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1.11100000001E+029" calcext:value-type="float">
            <text:p>1.11100000001E+029</text:p>
          </table:table-cell>
          <table:table-cell office:value-type="float" office:value="1.00010111110001E+030" calcext:value-type="float">
            <text:p>1.00010111110001E+0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.11100000001E+030" calcext:value-type="float">
            <text:p>1.11100000001E+030</text:p>
          </table:table-cell>
          <table:table-cell office:value-type="float" office:value="1.00010111110001E+031" calcext:value-type="float">
            <text:p>1.00010111110001E+0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602941176470588" calcext:value-type="float">
            <text:p>0.602941176470588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1.11100000001E+031" calcext:value-type="float">
            <text:p>1.11100000001E+031</text:p>
          </table:table-cell>
          <table:table-cell office:value-type="float" office:value="1.00010111110001E+032" calcext:value-type="float">
            <text:p>1.00010111110001E+0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1.11100000001E+032" calcext:value-type="float">
            <text:p>1.11100000001E+032</text:p>
          </table:table-cell>
          <table:table-cell office:value-type="float" office:value="1.00010111110001E+033" calcext:value-type="float">
            <text:p>1.00010111110001E+0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1.11100000001E+033" calcext:value-type="float">
            <text:p>1.11100000001E+033</text:p>
          </table:table-cell>
          <table:table-cell office:value-type="float" office:value="1.00010111110001E+034" calcext:value-type="float">
            <text:p>1.00010111110001E+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648648648648649" calcext:value-type="float">
            <text:p>0.648648648648649</text:p>
          </table:table-cell>
          <table:table-cell office:value-type="float" office:value="0.581081081081081" calcext:value-type="float">
            <text:p>0.581081081081081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1.11100000001E+034" calcext:value-type="float">
            <text:p>1.11100000001E+034</text:p>
          </table:table-cell>
          <table:table-cell office:value-type="float" office:value="1.00010111110001E+035" calcext:value-type="float">
            <text:p>1.00010111110001E+0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710526315789474" calcext:value-type="float">
            <text:p>0.710526315789474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1.11100000001E+035" calcext:value-type="float">
            <text:p>1.11100000001E+035</text:p>
          </table:table-cell>
          <table:table-cell office:value-type="float" office:value="1.00010111110001E+036" calcext:value-type="float">
            <text:p>1.00010111110001E+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02564102564102" calcext:value-type="float">
            <text:p>0.602564102564102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1.11100000001E+036" calcext:value-type="float">
            <text:p>1.11100000001E+036</text:p>
          </table:table-cell>
          <table:table-cell office:value-type="float" office:value="1.00010111110001E+037" calcext:value-type="float">
            <text:p>1.00010111110001E+0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6" calcext:value-type="float">
            <text:p>0.6</text:p>
          </table:table-cell>
          <table:table-cell office:value-type="float" office:value="0.6125" calcext:value-type="float">
            <text:p>0.6125</text:p>
          </table:table-cell>
          <table:table-cell office:value-type="float" office:value="1.11100000001E+037" calcext:value-type="float">
            <text:p>1.11100000001E+037</text:p>
          </table:table-cell>
          <table:table-cell office:value-type="float" office:value="1.00010111110001E+038" calcext:value-type="float">
            <text:p>1.00010111110001E+0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4146341463415" calcext:value-type="float">
            <text:p>0.634146341463415</text:p>
          </table:table-cell>
          <table:table-cell office:value-type="float" office:value="0.658536585365854" calcext:value-type="float">
            <text:p>0.658536585365854</text:p>
          </table:table-cell>
          <table:table-cell office:value-type="float" office:value="0.621951219512195" calcext:value-type="float">
            <text:p>0.621951219512195</text:p>
          </table:table-cell>
          <table:table-cell office:value-type="float" office:value="0.597560975609756" calcext:value-type="float">
            <text:p>0.597560975609756</text:p>
          </table:table-cell>
          <table:table-cell office:value-type="float" office:value="1.11100000001E+038" calcext:value-type="float">
            <text:p>1.11100000001E+038</text:p>
          </table:table-cell>
          <table:table-cell office:value-type="float" office:value="1.00010111110001E+039" calcext:value-type="float">
            <text:p>1.00010111110001E+0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642857142857143" calcext:value-type="float">
            <text:p>0.642857142857143</text:p>
          </table:table-cell>
          <table:table-cell table:number-columns-repeated="2" office:value-type="float" office:value="0.619047619047619" calcext:value-type="float">
            <text:p>0.619047619047619</text:p>
          </table:table-cell>
          <table:table-cell office:value-type="float" office:value="1.11100000001E+039" calcext:value-type="float">
            <text:p>1.11100000001E+039</text:p>
          </table:table-cell>
          <table:table-cell office:value-type="float" office:value="1.00010111110001E+040" calcext:value-type="float">
            <text:p>1.00010111110001E+0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51162790697674" calcext:value-type="float">
            <text:p>0.651162790697674</text:p>
          </table:table-cell>
          <table:table-cell office:value-type="float" office:value="0.697674418604651" calcext:value-type="float">
            <text:p>0.697674418604651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1.11100000001E+040" calcext:value-type="float">
            <text:p>1.11100000001E+040</text:p>
          </table:table-cell>
          <table:table-cell office:value-type="float" office:value="1.00010111110001E+041" calcext:value-type="float">
            <text:p>1.00010111110001E+0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579545454545455" calcext:value-type="float">
            <text:p>0.579545454545455</text:p>
          </table:table-cell>
          <table:table-cell office:value-type="float" office:value="0.625" calcext:value-type="float">
            <text:p>0.625</text:p>
          </table:table-cell>
          <table:table-cell office:value-type="float" office:value="1.11100000001E+041" calcext:value-type="float">
            <text:p>1.11100000001E+041</text:p>
          </table:table-cell>
          <table:table-cell office:value-type="float" office:value="1.00010111110001E+042" calcext:value-type="float">
            <text:p>1.00010111110001E+0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2222222222222" calcext:value-type="float">
            <text:p>0.62222222222222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77777777777778" calcext:value-type="float">
            <text:p>0.577777777777778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1.11100000001E+042" calcext:value-type="float">
            <text:p>1.11100000001E+042</text:p>
          </table:table-cell>
          <table:table-cell office:value-type="float" office:value="1.00010111110001E+043" calcext:value-type="float">
            <text:p>1.00010111110001E+0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641304347826087" calcext:value-type="float">
            <text:p>0.641304347826087</text:p>
          </table:table-cell>
          <table:table-cell office:value-type="float" office:value="0.619565217391304" calcext:value-type="float">
            <text:p>0.619565217391304</text:p>
          </table:table-cell>
          <table:table-cell office:value-type="float" office:value="1.11100000001E+043" calcext:value-type="float">
            <text:p>1.11100000001E+043</text:p>
          </table:table-cell>
          <table:table-cell office:value-type="float" office:value="1.00010111110001E+044" calcext:value-type="float">
            <text:p>1.00010111110001E+0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38297872340426" calcext:value-type="float">
            <text:p>0.638297872340426</text:p>
          </table:table-cell>
          <table:table-cell office:value-type="float" office:value="0.680851063829787" calcext:value-type="float">
            <text:p>0.680851063829787</text:p>
          </table:table-cell>
          <table:table-cell table:number-columns-repeated="2" office:value-type="float" office:value="0.606382978723404" calcext:value-type="float">
            <text:p>0.606382978723404</text:p>
          </table:table-cell>
          <table:table-cell office:value-type="float" office:value="1.11100000001E+044" calcext:value-type="float">
            <text:p>1.11100000001E+044</text:p>
          </table:table-cell>
          <table:table-cell office:value-type="float" office:value="1.00010111110001E+045" calcext:value-type="float">
            <text:p>1.00010111110001E+0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35416666666667" calcext:value-type="float">
            <text:p>0.635416666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1.11100000001E+045" calcext:value-type="float">
            <text:p>1.11100000001E+045</text:p>
          </table:table-cell>
          <table:table-cell office:value-type="float" office:value="1.00010111110001E+046" calcext:value-type="float">
            <text:p>1.00010111110001E+0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.653061224489796" calcext:value-type="float">
            <text:p>0.653061224489796</text:p>
          </table:table-cell>
          <table:table-cell office:value-type="float" office:value="0.622448979591837" calcext:value-type="float">
            <text:p>0.622448979591837</text:p>
          </table:table-cell>
          <table:table-cell office:value-type="float" office:value="0.63265306122449" calcext:value-type="float">
            <text:p>0.63265306122449</text:p>
          </table:table-cell>
          <table:table-cell office:value-type="float" office:value="1.11100000001E+046" calcext:value-type="float">
            <text:p>1.11100000001E+046</text:p>
          </table:table-cell>
          <table:table-cell office:value-type="float" office:value="1.00010111110001E+047" calcext:value-type="float">
            <text:p>1.00010111110001E+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1.11100000001E+047" calcext:value-type="float">
            <text:p>1.11100000001E+047</text:p>
          </table:table-cell>
          <table:table-cell office:value-type="float" office:value="1.00010111110001E+048" calcext:value-type="float">
            <text:p>1.00010111110001E+0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1.11100000001E+048" calcext:value-type="float">
            <text:p>1.11100000001E+048</text:p>
          </table:table-cell>
          <table:table-cell office:value-type="float" office:value="1.00010111110001E+049" calcext:value-type="float">
            <text:p>1.00010111110001E+0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673076923076923" calcext:value-type="float">
            <text:p>0.673076923076923</text:p>
          </table:table-cell>
          <table:table-cell office:value-type="float" office:value="0.644230769230769" calcext:value-type="float">
            <text:p>0.644230769230769</text:p>
          </table:table-cell>
          <table:table-cell office:value-type="float" office:value="0.625" calcext:value-type="float">
            <text:p>0.625</text:p>
          </table:table-cell>
          <table:table-cell office:value-type="float" office:value="1.11100000001E+049" calcext:value-type="float">
            <text:p>1.11100000001E+049</text:p>
          </table:table-cell>
          <table:table-cell office:value-type="float" office:value="1.00010111110001E+050" calcext:value-type="float">
            <text:p>1.00010111110001E+0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.660377358490566" calcext:value-type="float">
            <text:p>0.660377358490566</text:p>
          </table:table-cell>
          <table:table-cell office:value-type="float" office:value="0.632075471698113" calcext:value-type="float">
            <text:p>0.632075471698113</text:p>
          </table:table-cell>
          <table:table-cell office:value-type="float" office:value="0.641509433962264" calcext:value-type="float">
            <text:p>0.641509433962264</text:p>
          </table:table-cell>
          <table:table-cell office:value-type="float" office:value="1.11100000001E+050" calcext:value-type="float">
            <text:p>1.11100000001E+050</text:p>
          </table:table-cell>
          <table:table-cell office:value-type="float" office:value="1.00010111110001E+051" calcext:value-type="float">
            <text:p>1.00010111110001E+0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.648148148148148" calcext:value-type="float">
            <text:p>0.648148148148148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1.11100000001E+051" calcext:value-type="float">
            <text:p>1.11100000001E+051</text:p>
          </table:table-cell>
          <table:table-cell office:value-type="float" office:value="1.00010111110001E+052" calcext:value-type="float">
            <text:p>1.00010111110001E+0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18181818181818" calcext:value-type="float">
            <text:p>0.618181818181818</text:p>
          </table:table-cell>
          <table:table-cell office:value-type="float" office:value="1.11100000001E+052" calcext:value-type="float">
            <text:p>1.11100000001E+052</text:p>
          </table:table-cell>
          <table:table-cell office:value-type="float" office:value="1.00010111110001E+053" calcext:value-type="float">
            <text:p>1.00010111110001E+0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678571428571429" calcext:value-type="float">
            <text:p>0.678571428571429</text:p>
          </table:table-cell>
          <table:table-cell office:value-type="float" office:value="0.651785714285714" calcext:value-type="float">
            <text:p>0.651785714285714</text:p>
          </table:table-cell>
          <table:table-cell office:value-type="float" office:value="0.633928571428571" calcext:value-type="float">
            <text:p>0.633928571428571</text:p>
          </table:table-cell>
          <table:table-cell office:value-type="float" office:value="1.11100000001E+053" calcext:value-type="float">
            <text:p>1.11100000001E+053</text:p>
          </table:table-cell>
          <table:table-cell office:value-type="float" office:value="1.00010111110001E+054" calcext:value-type="float">
            <text:p>1.00010111110001E+0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62280701754386" calcext:value-type="float">
            <text:p>0.62280701754386</text:p>
          </table:table-cell>
          <table:table-cell office:value-type="float" office:value="1.11100000001E+054" calcext:value-type="float">
            <text:p>1.11100000001E+054</text:p>
          </table:table-cell>
          <table:table-cell office:value-type="float" office:value="1.00010111110001E+055" calcext:value-type="float">
            <text:p>1.00010111110001E+0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629310344827586" calcext:value-type="float">
            <text:p>0.629310344827586</text:p>
          </table:table-cell>
          <table:table-cell office:value-type="float" office:value="0.637931034482759" calcext:value-type="float">
            <text:p>0.637931034482759</text:p>
          </table:table-cell>
          <table:table-cell office:value-type="float" office:value="1.11100000001E+055" calcext:value-type="float">
            <text:p>1.11100000001E+055</text:p>
          </table:table-cell>
          <table:table-cell office:value-type="float" office:value="1.00010111110001E+056" calcext:value-type="float">
            <text:p>1.00010111110001E+0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44067796610169" calcext:value-type="float">
            <text:p>0.644067796610169</text:p>
          </table:table-cell>
          <table:table-cell office:value-type="float" office:value="0.677966101694915" calcext:value-type="float">
            <text:p>0.677966101694915</text:p>
          </table:table-cell>
          <table:table-cell office:value-type="float" office:value="0.644067796610169" calcext:value-type="float">
            <text:p>0.644067796610169</text:p>
          </table:table-cell>
          <table:table-cell office:value-type="float" office:value="0.627118644067797" calcext:value-type="float">
            <text:p>0.627118644067797</text:p>
          </table:table-cell>
          <table:table-cell office:value-type="float" office:value="1.11100000001E+056" calcext:value-type="float">
            <text:p>1.11100000001E+056</text:p>
          </table:table-cell>
          <table:table-cell office:value-type="float" office:value="1.00010111110001E+057" calcext:value-type="float">
            <text:p>1.00010111110001E+0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5" calcext:value-type="float">
            <text:p>0.65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1.11100000001E+057" calcext:value-type="float">
            <text:p>1.11100000001E+057</text:p>
          </table:table-cell>
          <table:table-cell office:value-type="float" office:value="1.00010111110001E+058" calcext:value-type="float">
            <text:p>1.00010111110001E+0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72131147540984" calcext:value-type="float">
            <text:p>0.672131147540984</text:p>
          </table:table-cell>
          <table:table-cell office:value-type="float" office:value="0.655737704918033" calcext:value-type="float">
            <text:p>0.655737704918033</text:p>
          </table:table-cell>
          <table:table-cell office:value-type="float" office:value="0.647540983606557" calcext:value-type="float">
            <text:p>0.647540983606557</text:p>
          </table:table-cell>
          <table:table-cell office:value-type="float" office:value="0.622950819672131" calcext:value-type="float">
            <text:p>0.622950819672131</text:p>
          </table:table-cell>
          <table:table-cell office:value-type="float" office:value="1.11100000001E+058" calcext:value-type="float">
            <text:p>1.11100000001E+058</text:p>
          </table:table-cell>
          <table:table-cell office:value-type="float" office:value="1.00010111110001E+059" calcext:value-type="float">
            <text:p>1.00010111110001E+0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61290322580645" calcext:value-type="float">
            <text:p>0.661290322580645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0.653225806451613" calcext:value-type="float">
            <text:p>0.653225806451613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1.11100000001E+059" calcext:value-type="float">
            <text:p>1.11100000001E+059</text:p>
          </table:table-cell>
          <table:table-cell office:value-type="float" office:value="1.00010111110001E+060" calcext:value-type="float">
            <text:p>1.00010111110001E+0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0793650793651" calcext:value-type="float">
            <text:p>0.65079365079365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26984126984127" calcext:value-type="float">
            <text:p>0.626984126984127</text:p>
          </table:table-cell>
          <table:table-cell office:value-type="float" office:value="0.603174603174603" calcext:value-type="float">
            <text:p>0.603174603174603</text:p>
          </table:table-cell>
          <table:table-cell office:value-type="float" office:value="1.11100000001E+060" calcext:value-type="float">
            <text:p>1.11100000001E+060</text:p>
          </table:table-cell>
          <table:table-cell office:value-type="float" office:value="1.00010111110001E+061" calcext:value-type="float">
            <text:p>1.00010111110001E+0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1.11100000001E+061" calcext:value-type="float">
            <text:p>1.11100000001E+061</text:p>
          </table:table-cell>
          <table:table-cell office:value-type="float" office:value="1.00010111110001E+062" calcext:value-type="float">
            <text:p>1.00010111110001E+0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76923076923077" calcext:value-type="float">
            <text:p>0.676923076923077</text:p>
          </table:table-cell>
          <table:table-cell office:value-type="float" office:value="0.646153846153846" calcext:value-type="float">
            <text:p>0.646153846153846</text:p>
          </table:table-cell>
          <table:table-cell office:value-type="float" office:value="0.623076923076923" calcext:value-type="float">
            <text:p>0.623076923076923</text:p>
          </table:table-cell>
          <table:table-cell office:value-type="float" office:value="0.607692307692308" calcext:value-type="float">
            <text:p>0.607692307692308</text:p>
          </table:table-cell>
          <table:table-cell office:value-type="float" office:value="1.11100000001E+062" calcext:value-type="float">
            <text:p>1.11100000001E+062</text:p>
          </table:table-cell>
          <table:table-cell office:value-type="float" office:value="1.00010111110001E+063" calcext:value-type="float">
            <text:p>1.00010111110001E+0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 office:value-type="float" office:value="0.636363636363636" calcext:value-type="float">
            <text:p>0.636363636363636</text:p>
          </table:table-cell>
          <table:table-cell office:value-type="float" office:value="0.621212121212121" calcext:value-type="float">
            <text:p>0.621212121212121</text:p>
          </table:table-cell>
          <table:table-cell office:value-type="float" office:value="1.11100000001E+063" calcext:value-type="float">
            <text:p>1.11100000001E+063</text:p>
          </table:table-cell>
          <table:table-cell office:value-type="float" office:value="1.00010111110001E+064" calcext:value-type="float">
            <text:p>1.00010111110001E+0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6716417910448" calcext:value-type="float">
            <text:p>0.656716417910448</text:p>
          </table:table-cell>
          <table:table-cell office:value-type="float" office:value="0.671641791044776" calcext:value-type="float">
            <text:p>0.671641791044776</text:p>
          </table:table-cell>
          <table:table-cell office:value-type="float" office:value="0.597014925373134" calcext:value-type="float">
            <text:p>0.597014925373134</text:p>
          </table:table-cell>
          <table:table-cell office:value-type="float" office:value="0.611940298507463" calcext:value-type="float">
            <text:p>0.611940298507463</text:p>
          </table:table-cell>
          <table:table-cell office:value-type="float" office:value="1.11100000001E+064" calcext:value-type="float">
            <text:p>1.11100000001E+064</text:p>
          </table:table-cell>
          <table:table-cell office:value-type="float" office:value="1.00010111110001E+065" calcext:value-type="float">
            <text:p>1.00010111110001E+0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661764705882353" calcext:value-type="float">
            <text:p>0.661764705882353</text:p>
          </table:table-cell>
          <table:table-cell office:value-type="float" office:value="0.610294117647059" calcext:value-type="float">
            <text:p>0.610294117647059</text:p>
          </table:table-cell>
          <table:table-cell office:value-type="float" office:value="0.602941176470588" calcext:value-type="float">
            <text:p>0.602941176470588</text:p>
          </table:table-cell>
          <table:table-cell office:value-type="float" office:value="1.11100000001E+065" calcext:value-type="float">
            <text:p>1.11100000001E+065</text:p>
          </table:table-cell>
          <table:table-cell office:value-type="float" office:value="1.00010111110001E+066" calcext:value-type="float">
            <text:p>1.00010111110001E+0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3768115942029" calcext:value-type="float">
            <text:p>0.63768115942029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630434782608696" calcext:value-type="float">
            <text:p>0.630434782608696</text:p>
          </table:table-cell>
          <table:table-cell office:value-type="float" office:value="0.615942028985507" calcext:value-type="float">
            <text:p>0.615942028985507</text:p>
          </table:table-cell>
          <table:table-cell office:value-type="float" office:value="1.11100000001E+066" calcext:value-type="float">
            <text:p>1.11100000001E+066</text:p>
          </table:table-cell>
          <table:table-cell office:value-type="float" office:value="1.00010111110001E+067" calcext:value-type="float">
            <text:p>1.00010111110001E+0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6" calcext:value-type="float">
            <text:p>0.6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1.11100000001E+067" calcext:value-type="float">
            <text:p>1.11100000001E+067</text:p>
          </table:table-cell>
          <table:table-cell office:value-type="float" office:value="1.00010111110001E+068" calcext:value-type="float">
            <text:p>1.00010111110001E+0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7887323943662" calcext:value-type="float">
            <text:p>0.647887323943662</text:p>
          </table:table-cell>
          <table:table-cell office:value-type="float" office:value="0.676056338028169" calcext:value-type="float">
            <text:p>0.676056338028169</text:p>
          </table:table-cell>
          <table:table-cell office:value-type="float" office:value="0.626760563380282" calcext:value-type="float">
            <text:p>0.626760563380282</text:p>
          </table:table-cell>
          <table:table-cell office:value-type="float" office:value="0.619718309859155" calcext:value-type="float">
            <text:p>0.619718309859155</text:p>
          </table:table-cell>
          <table:table-cell office:value-type="float" office:value="1.11100000001E+068" calcext:value-type="float">
            <text:p>1.11100000001E+068</text:p>
          </table:table-cell>
          <table:table-cell office:value-type="float" office:value="1.00010111110001E+069" calcext:value-type="float">
            <text:p>1.00010111110001E+0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1.11100000001E+069" calcext:value-type="float">
            <text:p>1.11100000001E+069</text:p>
          </table:table-cell>
          <table:table-cell office:value-type="float" office:value="1.00010111110001E+070" calcext:value-type="float">
            <text:p>1.00010111110001E+0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3013698630137" calcext:value-type="float">
            <text:p>0.63013698630137</text:p>
          </table:table-cell>
          <table:table-cell office:value-type="float" office:value="0.657534246575342" calcext:value-type="float">
            <text:p>0.657534246575342</text:p>
          </table:table-cell>
          <table:table-cell office:value-type="float" office:value="0.60958904109589" calcext:value-type="float">
            <text:p>0.60958904109589</text:p>
          </table:table-cell>
          <table:table-cell office:value-type="float" office:value="0.602739726027397" calcext:value-type="float">
            <text:p>0.602739726027397</text:p>
          </table:table-cell>
          <table:table-cell office:value-type="float" office:value="1.11100000001E+070" calcext:value-type="float">
            <text:p>1.11100000001E+070</text:p>
          </table:table-cell>
          <table:table-cell office:value-type="float" office:value="1.00010111110001E+071" calcext:value-type="float">
            <text:p>1.00010111110001E+0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2162162162162" calcext:value-type="float">
            <text:p>0.662162162162162</text:p>
          </table:table-cell>
          <table:table-cell office:value-type="float" office:value="0.648648648648649" calcext:value-type="float">
            <text:p>0.648648648648649</text:p>
          </table:table-cell>
          <table:table-cell office:value-type="float" office:value="0.601351351351351" calcext:value-type="float">
            <text:p>0.601351351351351</text:p>
          </table:table-cell>
          <table:table-cell office:value-type="float" office:value="0.614864864864865" calcext:value-type="float">
            <text:p>0.614864864864865</text:p>
          </table:table-cell>
          <table:table-cell office:value-type="float" office:value="1.11100000001E+071" calcext:value-type="float">
            <text:p>1.11100000001E+071</text:p>
          </table:table-cell>
          <table:table-cell office:value-type="float" office:value="1.00010111110001E+072" calcext:value-type="float">
            <text:p>1.00010111110001E+0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68" calcext:value-type="float">
            <text:p>0.68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1.11100000001E+072" calcext:value-type="float">
            <text:p>1.11100000001E+072</text:p>
          </table:table-cell>
          <table:table-cell office:value-type="float" office:value="1.00010111110001E+073" calcext:value-type="float">
            <text:p>1.00010111110001E+0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671052631578947" calcext:value-type="float">
            <text:p>0.6710526315789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8421052631579" calcext:value-type="float">
            <text:p>0.618421052631579</text:p>
          </table:table-cell>
          <table:table-cell office:value-type="float" office:value="1.11100000001E+073" calcext:value-type="float">
            <text:p>1.11100000001E+073</text:p>
          </table:table-cell>
          <table:table-cell office:value-type="float" office:value="1.00010111110001E+074" calcext:value-type="float">
            <text:p>1.00010111110001E+0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62337662337662" calcext:value-type="float">
            <text:p>0.662337662337662</text:p>
          </table:table-cell>
          <table:table-cell office:value-type="float" office:value="0.616883116883117" calcext:value-type="float">
            <text:p>0.616883116883117</text:p>
          </table:table-cell>
          <table:table-cell office:value-type="float" office:value="0.61038961038961" calcext:value-type="float">
            <text:p>0.61038961038961</text:p>
          </table:table-cell>
          <table:table-cell office:value-type="float" office:value="1.11100000001E+074" calcext:value-type="float">
            <text:p>1.11100000001E+074</text:p>
          </table:table-cell>
          <table:table-cell office:value-type="float" office:value="1.00010111110001E+075" calcext:value-type="float">
            <text:p>1.00010111110001E+0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.653846153846154" calcext:value-type="float">
            <text:p>0.653846153846154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.602564102564102" calcext:value-type="float">
            <text:p>0.602564102564102</text:p>
          </table:table-cell>
          <table:table-cell office:value-type="float" office:value="1.11100000001E+075" calcext:value-type="float">
            <text:p>1.11100000001E+075</text:p>
          </table:table-cell>
          <table:table-cell office:value-type="float" office:value="1.00010111110001E+076" calcext:value-type="float">
            <text:p>1.00010111110001E+0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.645569620253165" calcext:value-type="float">
            <text:p>0.645569620253165</text:p>
          </table:table-cell>
          <table:table-cell office:value-type="float" office:value="0.60126582278481" calcext:value-type="float">
            <text:p>0.60126582278481</text:p>
          </table:table-cell>
          <table:table-cell office:value-type="float" office:value="0.613924050632911" calcext:value-type="float">
            <text:p>0.613924050632911</text:p>
          </table:table-cell>
          <table:table-cell office:value-type="float" office:value="1.11100000001E+076" calcext:value-type="float">
            <text:p>1.11100000001E+076</text:p>
          </table:table-cell>
          <table:table-cell office:value-type="float" office:value="1.00010111110001E+077" calcext:value-type="float">
            <text:p>1.00010111110001E+0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.11100000001E+077" calcext:value-type="float">
            <text:p>1.11100000001E+077</text:p>
          </table:table-cell>
          <table:table-cell office:value-type="float" office:value="1.00010111110001E+078" calcext:value-type="float">
            <text:p>1.00010111110001E+0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2962962962963" calcext:value-type="float">
            <text:p>0.62962962962963</text:p>
          </table:table-cell>
          <table:table-cell office:value-type="float" office:value="0.654320987654321" calcext:value-type="float">
            <text:p>0.654320987654321</text:p>
          </table:table-cell>
          <table:table-cell office:value-type="float" office:value="0.623456790123457" calcext:value-type="float">
            <text:p>0.623456790123457</text:p>
          </table:table-cell>
          <table:table-cell office:value-type="float" office:value="0.617283950617284" calcext:value-type="float">
            <text:p>0.617283950617284</text:p>
          </table:table-cell>
          <table:table-cell office:value-type="float" office:value="1.11100000001E+078" calcext:value-type="float">
            <text:p>1.11100000001E+078</text:p>
          </table:table-cell>
          <table:table-cell office:value-type="float" office:value="1.00010111110001E+079" calcext:value-type="float">
            <text:p>1.00010111110001E+0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58536585365854" calcext:value-type="float">
            <text:p>0.658536585365854</text:p>
          </table:table-cell>
          <table:table-cell office:value-type="float" office:value="0.646341463414634" calcext:value-type="float">
            <text:p>0.646341463414634</text:p>
          </table:table-cell>
          <table:table-cell office:value-type="float" office:value="0.615853658536585" calcext:value-type="float">
            <text:p>0.615853658536585</text:p>
          </table:table-cell>
          <table:table-cell office:value-type="float" office:value="0.609756097560976" calcext:value-type="float">
            <text:p>0.609756097560976</text:p>
          </table:table-cell>
          <table:table-cell office:value-type="float" office:value="1.11100000001E+079" calcext:value-type="float">
            <text:p>1.11100000001E+079</text:p>
          </table:table-cell>
          <table:table-cell office:value-type="float" office:value="1.00010111110001E+080" calcext:value-type="float">
            <text:p>1.00010111110001E+0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50602409638554" calcext:value-type="float">
            <text:p>0.650602409638554</text:p>
          </table:table-cell>
          <table:table-cell office:value-type="float" office:value="0.63855421686747" calcext:value-type="float">
            <text:p>0.63855421686747</text:p>
          </table:table-cell>
          <table:table-cell office:value-type="float" office:value="0.608433734939759" calcext:value-type="float">
            <text:p>0.608433734939759</text:p>
          </table:table-cell>
          <table:table-cell office:value-type="float" office:value="0.620481927710843" calcext:value-type="float">
            <text:p>0.620481927710843</text:p>
          </table:table-cell>
          <table:table-cell office:value-type="float" office:value="1.11100000001E+080" calcext:value-type="float">
            <text:p>1.11100000001E+080</text:p>
          </table:table-cell>
          <table:table-cell office:value-type="float" office:value="1.00010111110001E+081" calcext:value-type="float">
            <text:p>1.00010111110001E+0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630952380952381" calcext:value-type="float">
            <text:p>0.630952380952381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613095238095238" calcext:value-type="float">
            <text:p>0.613095238095238</text:p>
          </table:table-cell>
          <table:table-cell office:value-type="float" office:value="1.11100000001E+081" calcext:value-type="float">
            <text:p>1.11100000001E+081</text:p>
          </table:table-cell>
          <table:table-cell office:value-type="float" office:value="1.00010111110001E+082" calcext:value-type="float">
            <text:p>1.00010111110001E+0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.605882352941176" calcext:value-type="float">
            <text:p>0.605882352941176</text:p>
          </table:table-cell>
          <table:table-cell office:value-type="float" office:value="1.11100000001E+082" calcext:value-type="float">
            <text:p>1.11100000001E+082</text:p>
          </table:table-cell>
          <table:table-cell office:value-type="float" office:value="1.00010111110001E+083" calcext:value-type="float">
            <text:p>1.00010111110001E+0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62790697674419" calcext:value-type="float">
            <text:p>0.662790697674419</text:p>
          </table:table-cell>
          <table:table-cell office:value-type="float" office:value="0.651162790697674" calcext:value-type="float">
            <text:p>0.651162790697674</text:p>
          </table:table-cell>
          <table:table-cell table:number-columns-repeated="2" office:value-type="float" office:value="0.616279069767442" calcext:value-type="float">
            <text:p>0.616279069767442</text:p>
          </table:table-cell>
          <table:table-cell office:value-type="float" office:value="1.11100000001E+083" calcext:value-type="float">
            <text:p>1.11100000001E+083</text:p>
          </table:table-cell>
          <table:table-cell office:value-type="float" office:value="1.00010111110001E+084" calcext:value-type="float">
            <text:p>1.00010111110001E+0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64367816091954" calcext:value-type="float">
            <text:p>0.64367816091954</text:p>
          </table:table-cell>
          <table:table-cell table:number-columns-repeated="2" office:value-type="float" office:value="0.609195402298851" calcext:value-type="float">
            <text:p>0.609195402298851</text:p>
          </table:table-cell>
          <table:table-cell office:value-type="float" office:value="1.11100000001E+084" calcext:value-type="float">
            <text:p>1.11100000001E+084</text:p>
          </table:table-cell>
          <table:table-cell office:value-type="float" office:value="1.00010111110001E+085" calcext:value-type="float">
            <text:p>1.00010111110001E+0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47727272727273" calcext:value-type="float">
            <text:p>0.647727272727273</text:p>
          </table:table-cell>
          <table:table-cell office:value-type="float" office:value="0.659090909090909" calcext:value-type="float">
            <text:p>0.659090909090909</text:p>
          </table:table-cell>
          <table:table-cell office:value-type="float" office:value="0.590909090909091" calcext:value-type="float">
            <text:p>0.590909090909091</text:p>
          </table:table-cell>
          <table:table-cell office:value-type="float" office:value="0.619318181818182" calcext:value-type="float">
            <text:p>0.619318181818182</text:p>
          </table:table-cell>
          <table:table-cell office:value-type="float" office:value="1.11100000001E+085" calcext:value-type="float">
            <text:p>1.11100000001E+085</text:p>
          </table:table-cell>
          <table:table-cell office:value-type="float" office:value="1.00010111110001E+086" calcext:value-type="float">
            <text:p>1.00010111110001E+0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40449438202247" calcext:value-type="float">
            <text:p>0.640449438202247</text:p>
          </table:table-cell>
          <table:table-cell office:value-type="float" office:value="0.651685393258427" calcext:value-type="float">
            <text:p>0.651685393258427</text:p>
          </table:table-cell>
          <table:table-cell office:value-type="float" office:value="0.623595505617977" calcext:value-type="float">
            <text:p>0.623595505617977</text:p>
          </table:table-cell>
          <table:table-cell office:value-type="float" office:value="0.612359550561798" calcext:value-type="float">
            <text:p>0.612359550561798</text:p>
          </table:table-cell>
          <table:table-cell office:value-type="float" office:value="1.11100000001E+086" calcext:value-type="float">
            <text:p>1.11100000001E+086</text:p>
          </table:table-cell>
          <table:table-cell office:value-type="float" office:value="1.00010111110001E+087" calcext:value-type="float">
            <text:p>1.00010111110001E+0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622222222222222" calcext:value-type="float">
            <text:p>0.622222222222222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1.11100000001E+087" calcext:value-type="float">
            <text:p>1.11100000001E+087</text:p>
          </table:table-cell>
          <table:table-cell office:value-type="float" office:value="1.00010111110001E+088" calcext:value-type="float">
            <text:p>1.00010111110001E+0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59340659340659" calcext:value-type="float">
            <text:p>0.659340659340659</text:p>
          </table:table-cell>
          <table:table-cell office:value-type="float" office:value="0.637362637362637" calcext:value-type="float">
            <text:p>0.637362637362637</text:p>
          </table:table-cell>
          <table:table-cell table:number-columns-repeated="2" office:value-type="float" office:value="0.615384615384615" calcext:value-type="float">
            <text:p>0.615384615384615</text:p>
          </table:table-cell>
          <table:table-cell office:value-type="float" office:value="1.11100000001E+088" calcext:value-type="float">
            <text:p>1.11100000001E+088</text:p>
          </table:table-cell>
          <table:table-cell office:value-type="float" office:value="1.00010111110001E+089" calcext:value-type="float">
            <text:p>1.00010111110001E+0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.652173913043478" calcext:value-type="float">
            <text:p>0.652173913043478</text:p>
          </table:table-cell>
          <table:table-cell office:value-type="float" office:value="0.603260869565217" calcext:value-type="float">
            <text:p>0.603260869565217</text:p>
          </table:table-cell>
          <table:table-cell office:value-type="float" office:value="0.608695652173913" calcext:value-type="float">
            <text:p>0.608695652173913</text:p>
          </table:table-cell>
          <table:table-cell office:value-type="float" office:value="1.11100000001E+089" calcext:value-type="float">
            <text:p>1.11100000001E+089</text:p>
          </table:table-cell>
          <table:table-cell office:value-type="float" office:value="1.00010111110001E+090" calcext:value-type="float">
            <text:p>1.00010111110001E+0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7741935483871" calcext:value-type="float">
            <text:p>0.67741935483871</text:p>
          </table:table-cell>
          <table:table-cell office:value-type="float" office:value="0.645161290322581" calcext:value-type="float">
            <text:p>0.645161290322581</text:p>
          </table:table-cell>
          <table:table-cell table:number-columns-repeated="2" office:value-type="float" office:value="0.618279569892473" calcext:value-type="float">
            <text:p>0.618279569892473</text:p>
          </table:table-cell>
          <table:table-cell office:value-type="float" office:value="1.11100000001E+090" calcext:value-type="float">
            <text:p>1.11100000001E+090</text:p>
          </table:table-cell>
          <table:table-cell office:value-type="float" office:value="1.00010111110001E+091" calcext:value-type="float">
            <text:p>1.00010111110001E+0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0212765957447" calcext:value-type="float">
            <text:p>0.670212765957447</text:p>
          </table:table-cell>
          <table:table-cell office:value-type="float" office:value="0.638297872340426" calcext:value-type="float">
            <text:p>0.638297872340426</text:p>
          </table:table-cell>
          <table:table-cell office:value-type="float" office:value="0.601063829787234" calcext:value-type="float">
            <text:p>0.601063829787234</text:p>
          </table:table-cell>
          <table:table-cell office:value-type="float" office:value="0.611702127659574" calcext:value-type="float">
            <text:p>0.611702127659574</text:p>
          </table:table-cell>
          <table:table-cell office:value-type="float" office:value="1.11100000001E+091" calcext:value-type="float">
            <text:p>1.11100000001E+091</text:p>
          </table:table-cell>
          <table:table-cell office:value-type="float" office:value="1.00010111110001E+092" calcext:value-type="float">
            <text:p>1.00010111110001E+0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63157894736842" calcext:value-type="float">
            <text:p>0.663157894736842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594736842105263" calcext:value-type="float">
            <text:p>0.594736842105263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1.11100000001E+092" calcext:value-type="float">
            <text:p>1.11100000001E+092</text:p>
          </table:table-cell>
          <table:table-cell office:value-type="float" office:value="1.00010111110001E+093" calcext:value-type="float">
            <text:p>1.00010111110001E+0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614583333333333" calcext:value-type="float">
            <text:p>0.614583333333333</text:p>
          </table:table-cell>
          <table:table-cell office:value-type="float" office:value="1.11100000001E+093" calcext:value-type="float">
            <text:p>1.11100000001E+093</text:p>
          </table:table-cell>
          <table:table-cell office:value-type="float" office:value="1.00010111110001E+094" calcext:value-type="float">
            <text:p>1.00010111110001E+0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49484536082474" calcext:value-type="float">
            <text:p>0.649484536082474</text:p>
          </table:table-cell>
          <table:table-cell office:value-type="float" office:value="0.618556701030928" calcext:value-type="float">
            <text:p>0.618556701030928</text:p>
          </table:table-cell>
          <table:table-cell office:value-type="float" office:value="0.61340206185567" calcext:value-type="float">
            <text:p>0.61340206185567</text:p>
          </table:table-cell>
          <table:table-cell office:value-type="float" office:value="0.608247422680412" calcext:value-type="float">
            <text:p>0.608247422680412</text:p>
          </table:table-cell>
          <table:table-cell office:value-type="float" office:value="1.11100000001E+094" calcext:value-type="float">
            <text:p>1.11100000001E+094</text:p>
          </table:table-cell>
          <table:table-cell office:value-type="float" office:value="1.00010111110001E+095" calcext:value-type="float">
            <text:p>1.00010111110001E+0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63265306122449" calcext:value-type="float">
            <text:p>0.663265306122449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61734693877551" calcext:value-type="float">
            <text:p>0.61734693877551</text:p>
          </table:table-cell>
          <table:table-cell office:value-type="float" office:value="0.602040816326531" calcext:value-type="float">
            <text:p>0.602040816326531</text:p>
          </table:table-cell>
          <table:table-cell office:value-type="float" office:value="1.11100000001E+095" calcext:value-type="float">
            <text:p>1.11100000001E+095</text:p>
          </table:table-cell>
          <table:table-cell office:value-type="float" office:value="1.00010111110001E+096" calcext:value-type="float">
            <text:p>1.00010111110001E+0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56565656565657" calcext:value-type="float">
            <text:p>0.656565656565657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595959595959596" calcext:value-type="float">
            <text:p>0.595959595959596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1.11100000001E+096" calcext:value-type="float">
            <text:p>1.11100000001E+096</text:p>
          </table:table-cell>
          <table:table-cell office:value-type="float" office:value="1.00010111110001E+097" calcext:value-type="float">
            <text:p>1.00010111110001E+0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605" calcext:value-type="float">
            <text:p>0.605</text:p>
          </table:table-cell>
          <table:table-cell office:value-type="float" office:value="1.11100000001E+097" calcext:value-type="float">
            <text:p>1.11100000001E+097</text:p>
          </table:table-cell>
          <table:table-cell office:value-type="float" office:value="1.00010111110001E+098" calcext:value-type="float">
            <text:p>1.00010111110001E+0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43564356435644" calcext:value-type="float">
            <text:p>0.643564356435644</text:p>
          </table:table-cell>
          <table:table-cell office:value-type="float" office:value="0.623762376237624" calcext:value-type="float">
            <text:p>0.623762376237624</text:p>
          </table:table-cell>
          <table:table-cell table:number-columns-repeated="2" office:value-type="float" office:value="0.613861386138614" calcext:value-type="float">
            <text:p>0.613861386138614</text:p>
          </table:table-cell>
          <table:table-cell office:value-type="float" office:value="1.11100000001E+098" calcext:value-type="float">
            <text:p>1.11100000001E+098</text:p>
          </table:table-cell>
          <table:table-cell office:value-type="float" office:value="1.00010111110001E+099" calcext:value-type="float">
            <text:p>1.00010111110001E+0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37254901960784" calcext:value-type="float">
            <text:p>0.637254901960784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593137254901961" calcext:value-type="float">
            <text:p>0.593137254901961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1.11100000001E+099" calcext:value-type="float">
            <text:p>1.11100000001E+099</text:p>
          </table:table-cell>
          <table:table-cell office:value-type="float" office:value="1.00010111110001E+100" calcext:value-type="float">
            <text:p>1.00010111110001E+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60194174757282" calcext:value-type="float">
            <text:p>0.660194174757282</text:p>
          </table:table-cell>
          <table:table-cell office:value-type="float" office:value="0.640776699029126" calcext:value-type="float">
            <text:p>0.640776699029126</text:p>
          </table:table-cell>
          <table:table-cell table:number-columns-repeated="2" office:value-type="float" office:value="0.601941747572815" calcext:value-type="float">
            <text:p>0.601941747572815</text:p>
          </table:table-cell>
          <table:table-cell office:value-type="float" office:value="1.11100000001E+100" calcext:value-type="float">
            <text:p>1.11100000001E+100</text:p>
          </table:table-cell>
          <table:table-cell office:value-type="float" office:value="1.00010111110001E+101" calcext:value-type="float">
            <text:p>1.00010111110001E+1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634615384615385" calcext:value-type="float">
            <text:p>0.634615384615385</text:p>
          </table:table-cell>
          <table:table-cell office:value-type="float" office:value="0.596153846153846" calcext:value-type="float">
            <text:p>0.596153846153846</text:p>
          </table:table-cell>
          <table:table-cell office:value-type="float" office:value="0.610576923076923" calcext:value-type="float">
            <text:p>0.610576923076923</text:p>
          </table:table-cell>
          <table:table-cell office:value-type="float" office:value="1.11100000001E+101" calcext:value-type="float">
            <text:p>1.11100000001E+101</text:p>
          </table:table-cell>
          <table:table-cell office:value-type="float" office:value="1.00010111110001E+102" calcext:value-type="float">
            <text:p>1.00010111110001E+1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7619047619048" calcext:value-type="float">
            <text:p>0.647619047619048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9047619047619" calcext:value-type="float">
            <text:p>0.59047619047619</text:p>
          </table:table-cell>
          <table:table-cell office:value-type="float" office:value="0.604761904761905" calcext:value-type="float">
            <text:p>0.604761904761905</text:p>
          </table:table-cell>
          <table:table-cell office:value-type="float" office:value="1.11100000001E+102" calcext:value-type="float">
            <text:p>1.11100000001E+102</text:p>
          </table:table-cell>
          <table:table-cell office:value-type="float" office:value="1.00010111110001E+103" calcext:value-type="float">
            <text:p>1.00010111110001E+1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1509433962264" calcext:value-type="float">
            <text:p>0.641509433962264</text:p>
          </table:table-cell>
          <table:table-cell office:value-type="float" office:value="0.622641509433962" calcext:value-type="float">
            <text:p>0.622641509433962</text:p>
          </table:table-cell>
          <table:table-cell office:value-type="float" office:value="0.599056603773585" calcext:value-type="float">
            <text:p>0.599056603773585</text:p>
          </table:table-cell>
          <table:table-cell office:value-type="float" office:value="0.613207547169811" calcext:value-type="float">
            <text:p>0.613207547169811</text:p>
          </table:table-cell>
          <table:table-cell office:value-type="float" office:value="1.11100000001E+103" calcext:value-type="float">
            <text:p>1.11100000001E+103</text:p>
          </table:table-cell>
          <table:table-cell office:value-type="float" office:value="1.00010111110001E+104" calcext:value-type="float">
            <text:p>1.00010111110001E+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35514018691589" calcext:value-type="float">
            <text:p>0.635514018691589</text:p>
          </table:table-cell>
          <table:table-cell office:value-type="float" office:value="0.644859813084112" calcext:value-type="float">
            <text:p>0.644859813084112</text:p>
          </table:table-cell>
          <table:table-cell office:value-type="float" office:value="0.593457943925234" calcext:value-type="float">
            <text:p>0.593457943925234</text:p>
          </table:table-cell>
          <table:table-cell office:value-type="float" office:value="0.607476635514019" calcext:value-type="float">
            <text:p>0.607476635514019</text:p>
          </table:table-cell>
          <table:table-cell office:value-type="float" office:value="1.11100000001E+104" calcext:value-type="float">
            <text:p>1.11100000001E+104</text:p>
          </table:table-cell>
          <table:table-cell office:value-type="float" office:value="1.00010111110001E+105" calcext:value-type="float">
            <text:p>1.00010111110001E+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7407407407407" calcext:value-type="float">
            <text:p>0.657407407407407</text:p>
          </table:table-cell>
          <table:table-cell office:value-type="float" office:value="0.638888888888889" calcext:value-type="float">
            <text:p>0.638888888888889</text:p>
          </table:table-cell>
          <table:table-cell table:number-columns-repeated="2" office:value-type="float" office:value="0.601851851851852" calcext:value-type="float">
            <text:p>0.601851851851852</text:p>
          </table:table-cell>
          <table:table-cell office:value-type="float" office:value="1.11100000001E+105" calcext:value-type="float">
            <text:p>1.11100000001E+105</text:p>
          </table:table-cell>
          <table:table-cell office:value-type="float" office:value="1.00010111110001E+106" calcext:value-type="float">
            <text:p>1.00010111110001E+1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51376146788991" calcext:value-type="float">
            <text:p>0.651376146788991</text:p>
          </table:table-cell>
          <table:table-cell office:value-type="float" office:value="0.63302752293578" calcext:value-type="float">
            <text:p>0.63302752293578</text:p>
          </table:table-cell>
          <table:table-cell office:value-type="float" office:value="0.596330275229358" calcext:value-type="float">
            <text:p>0.596330275229358</text:p>
          </table:table-cell>
          <table:table-cell office:value-type="float" office:value="0.610091743119266" calcext:value-type="float">
            <text:p>0.610091743119266</text:p>
          </table:table-cell>
          <table:table-cell office:value-type="float" office:value="1.11100000001E+106" calcext:value-type="float">
            <text:p>1.11100000001E+106</text:p>
          </table:table-cell>
          <table:table-cell office:value-type="float" office:value="1.00010111110001E+107" calcext:value-type="float">
            <text:p>1.00010111110001E+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7T19:17:28.597806601</dc:date>
    <meta:editing-duration>PT3M16S</meta:editing-duration>
    <meta:editing-cycles>1</meta:editing-cycles>
    <meta:document-statistic meta:table-count="1" meta:cell-count="70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27cm" svg:height="41.896cm" xlink:href=".." xlink:type="simple" chart:class="chart:line" chart:style-name="ch1">
        <chart:legend chart:legend-position="end" svg:x="26.9cm" svg:y="19.902cm" style:legend-expansion="high" chart:style-name="ch2"/>
        <chart:plot-area chart:style-name="ch3" table:cell-range-address="Test.B1:Test.E101" chart:data-source-has-labels="row" svg:x="0.658cm" svg:y="0.837cm" svg:width="25.584cm" svg:height="40.222cm">
          <chartooo:coordinate-region svg:x="1.385cm" svg:y="0.958cm" svg:width="24.716cm" svg:height="39.0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101" chart:label-cell-address="Test.B1:Test.B1" chart:class="chart:line">
            <chart:data-point chart:repeated="100"/>
          </chart:series>
          <chart:series chart:style-name="ch7" chart:values-cell-range-address="Test.C2:Test.C101" chart:label-cell-address="Test.C1:Test.C1" chart:class="chart:line">
            <chart:data-point chart:repeated="100"/>
          </chart:series>
          <chart:series chart:style-name="ch8" chart:values-cell-range-address="Test.D2:Test.D101" chart:label-cell-address="Test.D1:Test.D1" chart:class="chart:line">
            <chart:data-point chart:repeated="100"/>
          </chart:series>
          <chart:series chart:style-name="ch9" chart:values-cell-range-address="Test.E2:Test.E101" chart:label-cell-address="Test.E1:Test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Test.B1:Test.B1</svg:desc>
                </draw:g>
              </table:table-cell>
              <table:table-cell office:value-type="string">
                <text:p> compression ratio of s2</text:p>
                <draw:g>
                  <svg:desc>Test.C1:Test.C1</svg:desc>
                </draw:g>
              </table:table-cell>
              <table:table-cell office:value-type="string">
                <text:p> joint compression ratio</text:p>
                <draw:g>
                  <svg:desc>Test.D1:Test.D1</svg:desc>
                </draw:g>
              </table:table-cell>
              <table:table-cell office:value-type="string">
                <text:p> joint compression ratio zipped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Test.B2:Test.B101</svg:desc>
                </draw:g>
              </table:table-cell>
              <table:table-cell office:value-type="float" office:value="0.8">
                <text:p>0.8</text:p>
                <draw:g>
                  <svg:desc>Test.C2:Test.C101</svg:desc>
                </draw:g>
              </table:table-cell>
              <table:table-cell office:value-type="float" office:value="0.8">
                <text:p>0.8</text:p>
                <draw:g>
                  <svg:desc>Test.D2:Test.D101</svg:desc>
                </draw:g>
              </table:table-cell>
              <table:table-cell office:value-type="float" office:value="0.7">
                <text:p>0.7</text:p>
                <draw:g>
                  <svg:desc>Test.E2:Tes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5">
                <text:p>0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613636363636364">
                <text:p>0.613636363636364</text:p>
              </table:table-cell>
              <table:table-cell office:value-type="float" office:value="0.613636363636364">
                <text:p>0.61363636363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30434782608696">
                <text:p>0.6304347826086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557692307692308">
                <text:p>0.557692307692308</text:p>
              </table:table-cell>
              <table:table-cell office:value-type="float" office:value="0.596153846153846">
                <text:p>0.596153846153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596774193548387">
                <text:p>0.596774193548387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5">
                <text:p>0.625</text:p>
              </table:table-cell>
              <table:table-cell office:value-type="float" office:value="0.6875">
                <text:p>0.6875</text:p>
              </table:table-cell>
              <table:table-cell office:value-type="float" office:value="0.5625">
                <text:p>0.5625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602941176470588">
                <text:p>0.602941176470588</text:p>
              </table:table-cell>
              <table:table-cell office:value-type="float" office:value="0.617647058823529">
                <text:p>0.617647058823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25">
                <text:p>0.625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0.581081081081081">
                <text:p>0.581081081081081</text:p>
              </table:table-cell>
              <table:table-cell office:value-type="float" office:value="0.594594594594595">
                <text:p>0.594594594594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02564102564102">
                <text:p>0.602564102564102</text:p>
              </table:table-cell>
              <table:table-cell office:value-type="float" office:value="0.58974358974359">
                <text:p>0.58974358974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">
                <text:p>0.65</text:p>
              </table:table-cell>
              <table:table-cell office:value-type="float" office:value="0.675">
                <text:p>0.675</text:p>
              </table:table-cell>
              <table:table-cell office:value-type="float" office:value="0.6">
                <text:p>0.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658536585365854">
                <text:p>0.658536585365854</text:p>
              </table:table-cell>
              <table:table-cell office:value-type="float" office:value="0.621951219512195">
                <text:p>0.621951219512195</text:p>
              </table:table-cell>
              <table:table-cell office:value-type="float" office:value="0.597560975609756">
                <text:p>0.5975609756097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1162790697674">
                <text:p>0.651162790697674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0.627906976744186">
                <text:p>0.627906976744186</text:p>
              </table:table-cell>
              <table:table-cell office:value-type="float" office:value="0.604651162790698">
                <text:p>0.604651162790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579545454545455">
                <text:p>0.57954545454545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641304347826087">
                <text:p>0.641304347826087</text:p>
              </table:table-cell>
              <table:table-cell office:value-type="float" office:value="0.619565217391304">
                <text:p>0.619565217391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0.680851063829787">
                <text:p>0.680851063829787</text:p>
              </table:table-cell>
              <table:table-cell office:value-type="float" office:value="0.606382978723404">
                <text:p>0.606382978723404</text:p>
              </table:table-cell>
              <table:table-cell office:value-type="float" office:value="0.606382978723404">
                <text:p>0.606382978723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5">
                <text:p>0.6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622448979591837">
                <text:p>0.622448979591837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">
                <text:p>0.64</text:p>
              </table:table-cell>
              <table:table-cell office:value-type="float" office:value="0.7">
                <text:p>0.7</text:p>
              </table:table-cell>
              <table:table-cell office:value-type="float" office:value="0.61">
                <text:p>0.6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0.607843137254902">
                <text:p>0.607843137254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73076923076923">
                <text:p>0.673076923076923</text:p>
              </table:table-cell>
              <table:table-cell office:value-type="float" office:value="0.644230769230769">
                <text:p>0.64423076923076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0.632075471698113">
                <text:p>0.632075471698113</text:p>
              </table:table-cell>
              <table:table-cell office:value-type="float" office:value="0.641509433962264">
                <text:p>0.641509433962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18181818181818">
                <text:p>0.618181818181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651785714285714">
                <text:p>0.651785714285714</text:p>
              </table:table-cell>
              <table:table-cell office:value-type="float" office:value="0.633928571428571">
                <text:p>0.633928571428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62280701754386">
                <text:p>0.62280701754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629310344827586">
                <text:p>0.629310344827586</text:p>
              </table:table-cell>
              <table:table-cell office:value-type="float" office:value="0.637931034482759">
                <text:p>0.6379310344827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677966101694915">
                <text:p>0.677966101694915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627118644067797">
                <text:p>0.627118644067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">
                <text:p>0.65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72131147540984">
                <text:p>0.672131147540984</text:p>
              </table:table-cell>
              <table:table-cell office:value-type="float" office:value="0.655737704918033">
                <text:p>0.655737704918033</text:p>
              </table:table-cell>
              <table:table-cell office:value-type="float" office:value="0.647540983606557">
                <text:p>0.647540983606557</text:p>
              </table:table-cell>
              <table:table-cell office:value-type="float" office:value="0.622950819672131">
                <text:p>0.622950819672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61290322580645">
                <text:p>0.661290322580645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53225806451613">
                <text:p>0.653225806451613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0793650793651">
                <text:p>0.65079365079365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26984126984127">
                <text:p>0.626984126984127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0625">
                <text:p>0.640625</text:p>
              </table:table-cell>
              <table:table-cell office:value-type="float" office:value="0.65625">
                <text:p>0.65625</text:p>
              </table:table-cell>
              <table:table-cell office:value-type="float" office:value="0.640625">
                <text:p>0.640625</text:p>
              </table:table-cell>
              <table:table-cell office:value-type="float" office:value="0.6171875">
                <text:p>0.617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76923076923077">
                <text:p>0.676923076923077</text:p>
              </table:table-cell>
              <table:table-cell office:value-type="float" office:value="0.646153846153846">
                <text:p>0.646153846153846</text:p>
              </table:table-cell>
              <table:table-cell office:value-type="float" office:value="0.623076923076923">
                <text:p>0.623076923076923</text:p>
              </table:table-cell>
              <table:table-cell office:value-type="float" office:value="0.607692307692308">
                <text:p>0.607692307692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21212121212121">
                <text:p>0.621212121212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6716417910448">
                <text:p>0.656716417910448</text:p>
              </table:table-cell>
              <table:table-cell office:value-type="float" office:value="0.671641791044776">
                <text:p>0.671641791044776</text:p>
              </table:table-cell>
              <table:table-cell office:value-type="float" office:value="0.597014925373134">
                <text:p>0.597014925373134</text:p>
              </table:table-cell>
              <table:table-cell office:value-type="float" office:value="0.611940298507463">
                <text:p>0.611940298507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661764705882353">
                <text:p>0.661764705882353</text:p>
              </table:table-cell>
              <table:table-cell office:value-type="float" office:value="0.610294117647059">
                <text:p>0.610294117647059</text:p>
              </table:table-cell>
              <table:table-cell office:value-type="float" office:value="0.602941176470588">
                <text:p>0.602941176470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768115942029">
                <text:p>0.63768115942029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0.615942028985507">
                <text:p>0.615942028985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">
                <text:p>0.6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7887323943662">
                <text:p>0.647887323943662</text:p>
              </table:table-cell>
              <table:table-cell office:value-type="float" office:value="0.676056338028169">
                <text:p>0.676056338028169</text:p>
              </table:table-cell>
              <table:table-cell office:value-type="float" office:value="0.626760563380282">
                <text:p>0.626760563380282</text:p>
              </table:table-cell>
              <table:table-cell office:value-type="float" office:value="0.619718309859155">
                <text:p>0.619718309859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18055555555556">
                <text:p>0.618055555555556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657534246575342">
                <text:p>0.657534246575342</text:p>
              </table:table-cell>
              <table:table-cell office:value-type="float" office:value="0.60958904109589">
                <text:p>0.60958904109589</text:p>
              </table:table-cell>
              <table:table-cell office:value-type="float" office:value="0.602739726027397">
                <text:p>0.602739726027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2162162162162">
                <text:p>0.662162162162162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0.601351351351351">
                <text:p>0.601351351351351</text:p>
              </table:table-cell>
              <table:table-cell office:value-type="float" office:value="0.614864864864865">
                <text:p>0.6148648648648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3333333333333">
                <text:p>0.653333333333333</text:p>
              </table:table-cell>
              <table:table-cell office:value-type="float" office:value="0.68">
                <text:p>0.68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4736842105263">
                <text:p>0.644736842105263</text:p>
              </table:table-cell>
              <table:table-cell office:value-type="float" office:value="0.671052631578947">
                <text:p>0.671052631578947</text:p>
              </table:table-cell>
              <table:table-cell office:value-type="float" office:value="0.625">
                <text:p>0.625</text:p>
              </table:table-cell>
              <table:table-cell office:value-type="float" office:value="0.618421052631579">
                <text:p>0.618421052631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662337662337662">
                <text:p>0.662337662337662</text:p>
              </table:table-cell>
              <table:table-cell office:value-type="float" office:value="0.616883116883117">
                <text:p>0.616883116883117</text:p>
              </table:table-cell>
              <table:table-cell office:value-type="float" office:value="0.61038961038961">
                <text:p>0.61038961038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628205128205128">
                <text:p>0.628205128205128</text:p>
              </table:table-cell>
              <table:table-cell office:value-type="float" office:value="0.602564102564102">
                <text:p>0.602564102564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5569620253165">
                <text:p>0.645569620253165</text:p>
              </table:table-cell>
              <table:table-cell office:value-type="float" office:value="0.645569620253165">
                <text:p>0.645569620253165</text:p>
              </table:table-cell>
              <table:table-cell office:value-type="float" office:value="0.60126582278481">
                <text:p>0.60126582278481</text:p>
              </table:table-cell>
              <table:table-cell office:value-type="float" office:value="0.613924050632911">
                <text:p>0.613924050632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75">
                <text:p>0.6375</text:p>
              </table:table-cell>
              <table:table-cell office:value-type="float" office:value="0.6625">
                <text:p>0.6625</text:p>
              </table:table-cell>
              <table:table-cell office:value-type="float" office:value="0.6125">
                <text:p>0.6125</text:p>
              </table:table-cell>
              <table:table-cell office:value-type="float" office:value="0.60625">
                <text:p>0.6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654320987654321">
                <text:p>0.654320987654321</text:p>
              </table:table-cell>
              <table:table-cell office:value-type="float" office:value="0.623456790123457">
                <text:p>0.623456790123457</text:p>
              </table:table-cell>
              <table:table-cell office:value-type="float" office:value="0.617283950617284">
                <text:p>0.617283950617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8536585365854">
                <text:p>0.658536585365854</text:p>
              </table:table-cell>
              <table:table-cell office:value-type="float" office:value="0.646341463414634">
                <text:p>0.646341463414634</text:p>
              </table:table-cell>
              <table:table-cell office:value-type="float" office:value="0.615853658536585">
                <text:p>0.615853658536585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0602409638554">
                <text:p>0.650602409638554</text:p>
              </table:table-cell>
              <table:table-cell office:value-type="float" office:value="0.63855421686747">
                <text:p>0.63855421686747</text:p>
              </table:table-cell>
              <table:table-cell office:value-type="float" office:value="0.608433734939759">
                <text:p>0.608433734939759</text:p>
              </table:table-cell>
              <table:table-cell office:value-type="float" office:value="0.620481927710843">
                <text:p>0.6204819277108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30952380952381">
                <text:p>0.630952380952381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613095238095238">
                <text:p>0.6130952380952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35294117647059">
                <text:p>0.635294117647059</text:p>
              </table:table-cell>
              <table:table-cell office:value-type="float" office:value="0.658823529411765">
                <text:p>0.658823529411765</text:p>
              </table:table-cell>
              <table:table-cell office:value-type="float" office:value="0.629411764705882">
                <text:p>0.629411764705882</text:p>
              </table:table-cell>
              <table:table-cell office:value-type="float" office:value="0.605882352941176">
                <text:p>0.605882352941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2790697674419">
                <text:p>0.662790697674419</text:p>
              </table:table-cell>
              <table:table-cell office:value-type="float" office:value="0.651162790697674">
                <text:p>0.651162790697674</text:p>
              </table:table-cell>
              <table:table-cell office:value-type="float" office:value="0.616279069767442">
                <text:p>0.616279069767442</text:p>
              </table:table-cell>
              <table:table-cell office:value-type="float" office:value="0.616279069767442">
                <text:p>0.616279069767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64367816091954">
                <text:p>0.64367816091954</text:p>
              </table:table-cell>
              <table:table-cell office:value-type="float" office:value="0.609195402298851">
                <text:p>0.609195402298851</text:p>
              </table:table-cell>
              <table:table-cell office:value-type="float" office:value="0.609195402298851">
                <text:p>0.6091954022988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7727272727273">
                <text:p>0.647727272727273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619318181818182">
                <text:p>0.619318181818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40449438202247">
                <text:p>0.64044943820224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623595505617977">
                <text:p>0.623595505617977</text:p>
              </table:table-cell>
              <table:table-cell office:value-type="float" office:value="0.612359550561798">
                <text:p>0.612359550561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0.605555555555555">
                <text:p>0.605555555555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637362637362637">
                <text:p>0.637362637362637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603260869565217">
                <text:p>0.603260869565217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618279569892473">
                <text:p>0.618279569892473</text:p>
              </table:table-cell>
              <table:table-cell office:value-type="float" office:value="0.618279569892473">
                <text:p>0.618279569892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0212765957447">
                <text:p>0.670212765957447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0.601063829787234">
                <text:p>0.601063829787234</text:p>
              </table:table-cell>
              <table:table-cell office:value-type="float" office:value="0.611702127659574">
                <text:p>0.611702127659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3157894736842">
                <text:p>0.663157894736842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594736842105263">
                <text:p>0.594736842105263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5625">
                <text:p>0.65625</text:p>
              </table:table-cell>
              <table:table-cell office:value-type="float" office:value="0.625">
                <text:p>0.625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614583333333333">
                <text:p>0.61458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9484536082474">
                <text:p>0.649484536082474</text:p>
              </table:table-cell>
              <table:table-cell office:value-type="float" office:value="0.618556701030928">
                <text:p>0.618556701030928</text:p>
              </table:table-cell>
              <table:table-cell office:value-type="float" office:value="0.61340206185567">
                <text:p>0.61340206185567</text:p>
              </table:table-cell>
              <table:table-cell office:value-type="float" office:value="0.608247422680412">
                <text:p>0.608247422680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3265306122449">
                <text:p>0.66326530612244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61734693877551">
                <text:p>0.61734693877551</text:p>
              </table:table-cell>
              <table:table-cell office:value-type="float" office:value="0.602040816326531">
                <text:p>0.602040816326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6565656565657">
                <text:p>0.656565656565657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595959595959596">
                <text:p>0.595959595959596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59">
                <text:p>0.59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623762376237624">
                <text:p>0.623762376237624</text:p>
              </table:table-cell>
              <table:table-cell office:value-type="float" office:value="0.613861386138614">
                <text:p>0.613861386138614</text:p>
              </table:table-cell>
              <table:table-cell office:value-type="float" office:value="0.613861386138614">
                <text:p>0.6138613861386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7254901960784">
                <text:p>0.637254901960784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593137254901961">
                <text:p>0.593137254901961</text:p>
              </table:table-cell>
              <table:table-cell office:value-type="float" office:value="0.607843137254902">
                <text:p>0.607843137254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60194174757282">
                <text:p>0.660194174757282</text:p>
              </table:table-cell>
              <table:table-cell office:value-type="float" office:value="0.640776699029126">
                <text:p>0.640776699029126</text:p>
              </table:table-cell>
              <table:table-cell office:value-type="float" office:value="0.601941747572815">
                <text:p>0.601941747572815</text:p>
              </table:table-cell>
              <table:table-cell office:value-type="float" office:value="0.601941747572815">
                <text:p>0.6019417475728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610576923076923">
                <text:p>0.6105769230769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7619047619048">
                <text:p>0.647619047619048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59047619047619">
                <text:p>0.59047619047619</text:p>
              </table:table-cell>
              <table:table-cell office:value-type="float" office:value="0.604761904761905">
                <text:p>0.6047619047619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0.599056603773585">
                <text:p>0.599056603773585</text:p>
              </table:table-cell>
              <table:table-cell office:value-type="float" office:value="0.613207547169811">
                <text:p>0.613207547169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35514018691589">
                <text:p>0.635514018691589</text:p>
              </table:table-cell>
              <table:table-cell office:value-type="float" office:value="0.644859813084112">
                <text:p>0.644859813084112</text:p>
              </table:table-cell>
              <table:table-cell office:value-type="float" office:value="0.593457943925234">
                <text:p>0.593457943925234</text:p>
              </table:table-cell>
              <table:table-cell office:value-type="float" office:value="0.607476635514019">
                <text:p>0.607476635514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7407407407407">
                <text:p>0.657407407407407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601851851851852">
                <text:p>0.601851851851852</text:p>
              </table:table-cell>
              <table:table-cell office:value-type="float" office:value="0.601851851851852">
                <text:p>0.601851851851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1376146788991">
                <text:p>0.651376146788991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596330275229358">
                <text:p>0.596330275229358</text:p>
              </table:table-cell>
              <table:table-cell office:value-type="float" office:value="0.610091743119266">
                <text:p>0.610091743119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